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/>
    </style:style>
    <style:style style:name="P2" style:family="paragraph" style:parent-style-name="Text_20_body" style:list-style-name="L1"/>
    <style:style style:name="T1" style:family="text">
      <style:text-properties fo:color="#3366ff"/>
    </style:style>
    <style:style style:name="T2" style:family="text">
      <style:text-properties fo:color="#00990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is-list-header="true">KPCMS: Directory structure</text:h>
      <text:p text:style-name="Text_20_body">Author: Kristoffer Paulsson<text:line-break/>Created: 2007-01-25<text:line-break/>Last update: 2007-02-13<text:line-break/>License: Not set</text:p>
      <text:h text:style-name="Heading_20_2" text:outline-level="2" text:is-list-header="true">Abstract</text:h>
      <text:p text:style-name="Text_20_body">This document describes the KPCMS directory structure, and gives an overview over it. Some important files for the cms are also described herein.</text:p>
      <text:h text:style-name="Heading_20_2" text:outline-level="2" text:is-list-header="true">Structure</text:h>
      <text:list text:style-name="L1">
        <text:list-item>
          <text:p text:style-name="P1">rootfolder <text:span text:style-name="T1">d</text:span> – This is the working directory of the website </text:p>
        </text:list-item>
        <text:list-item>
          <text:p text:style-name="P1">index.php <text:span text:style-name="T2">f</text:span> – The main file that runs the frontend, everything the visitor sees.</text:p>
        </text:list-item>
        <text:list-item>
          <text:p text:style-name="P1">batch.php <text:span text:style-name="T2">f</text:span> – The file that runs batch jobs and scheduled tasks.</text:p>
          <text:list>
            <text:list-item>
              <text:p text:style-name="P1">kpcms <text:span text:style-name="T1">d</text:span> – The cms files are installed here under</text:p>
              <text:list>
                <text:list-item>
                  <text:p text:style-name="P1">core <text:span text:style-name="T1">d</text:span> – This directory holds the program files of the cms core. </text:p>
                  <text:list>
                    <text:list-item>
                      <text:p text:style-name="P1">http <text:span text:style-name="T1">d</text:span> – Classes that holds the http/1.1 implementation.</text:p>
                    </text:list-item>
                    <text:list-item>
                      <text:p text:style-name="P1">url <text:span text:style-name="T1">d</text:span> – Classes that manipulates the uri structure.</text:p>
                    </text:list-item>
                    <text:list-item>
                      <text:p text:style-name="P1">html <text:span text:style-name="T1">d</text:span> – Classes that generates the html content / templating.</text:p>
                    </text:list-item>
                    <text:list-item>
                      <text:p text:style-name="P1">lib <text:span text:style-name="T1">d</text:span> – Various shared classes and common functions.</text:p>
                    </text:list-item>
                  </text:list>
                </text:list-item>
                <text:list-item>
                  <text:p text:style-name="P1">documentation <text:span text:style-name="T1">d</text:span> – Documentation files over the cms.</text:p>
                </text:list-item>
              </text:list>
            </text:list-item>
            <text:list-item>
              <text:p text:style-name="P2">sites <text:span text:style-name="T1">d</text:span> – In this directory are the content and configuration files.</text:p>
              <text:list>
                <text:list-item>
                  <text:p text:style-name="P2">entries <text:span text:style-name="T1">d</text:span> – In this directory are the url entries datafiles.</text:p>
                </text:list-item>
                <text:list-item>
                  <text:p text:style-name="P2">cache <text:span text:style-name="T1">d</text:span> – In this directory are the entries content cached.</text:p>
                </text:list-item>
              </text:list>
            </text:list-item>
          </text:list>
        </text:list-item>
      </text:list>
      <text:h text:style-name="Heading_20_2" text:outline-level="2">Execution</text:h>
      <text:p text:style-name="Text_20_body">Files or scripts that may be executed, must only be files in the cms rootfolder. Otherwise the paths in the php included files will be messed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Kristoffer Paulsson</meta:initial-creator>
    <meta:creation-date>2007-01-25T20:51:41</meta:creation-date>
    <dc:date>2007-02-25T15:06:42</dc:date>
    <dc:language>sv-SE</dc:language>
    <meta:editing-cycles>15</meta:editing-cycles>
    <meta:editing-duration>PT2H35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0" meta:word-count="198" meta:character-count="1206"/>
  </office:meta>
</office:document-meta>
</file>